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 fo:font-weight="bold" style:font-weight-asian="bold" style:font-weight-complex="bold"/>
    </style:style>
    <style:style style:name="T6" style:family="text">
      <style:text-properties fo:font-style="italic" style:font-style-asian="italic" style:font-style-complex="italic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list text:style-name="L2">
        <text:list-item>
          <text:p text:style-name="P2">GitHub Username: rabbasi2</text:p>
        </text:list-item>
        <text:list-item>
          <text:p text:style-name="P2">Team name: #1</text:p>
        </text:list-item>
        <text:list-item>
          <text:p text:style-name="P2">Today's date: 07-06-16</text:p>
        </text:list-item>
      </text:list>
      <text:h text:style-name="Heading_20_1" text:outline-level="1">What tools have you we worked with so far in this class?</text:h>
      <text:list text:style-name="L3">
        <text:list-item>
          <text:p text:style-name="P3">Github</text:p>
        </text:list-item>
        <text:list-item>
          <text:p text:style-name="P3">CodeAnywhere</text:p>
        </text:list-item>
        <text:list-item>
          <text:p text:style-name="P3">Markdown</text:p>
        </text:list-item>
        <text:list-item>
          <text:p text:style-name="P3">Jekyll</text:p>
        </text:list-item>
        <text:list-item>
          <text:p text:style-name="P3">HTML<text:line-break/></text:p>
        </text:list-item>
        <text:list-item>
          <text:p text:style-name="P3">CSS</text:p>
        </text:list-item>
      </text:list>
      <text:h text:style-name="Heading_20_1" text:outline-level="1">Which have you found most potentially useful?</text:h>
      <text:p text:style-name="First_20_paragraph">Pandoc is the most useful</text:p>
      <text:h text:style-name="Heading_20_3" text:outline-level="3">Why?</text:h>
      <text:p text:style-name="First_20_paragraph">Becasue it makes converting files easy. You can go from one type of file to another with in minutes.</text:p>
      <text:h text:style-name="Heading_20_1" text:outline-level="1">What tools have been the most difficult to learn?</text:h>
      <text:list text:style-name="L4">
        <text:list-item>
          <text:p text:style-name="P4">GitHub</text:p>
        </text:list-item>
      </text:list>
      <text:h text:style-name="Heading_20_2" text:outline-level="2">Why have they been particularly difficult to learn and use?</text:h>
      <text:p text:style-name="First_20_paragraph">I don't think its diffcult to learn. It might be diffuclt to use, but we haven't spend a lot time learning github. GitHub will be wasy to use if we spend more time on it.</text:p>
      <text:h text:style-name="Heading_20_1" text:outline-level="1">What tools would you like to learn more about?</text:h>
      <text:p text:style-name="First_20_paragraph">I would like to learn more about github.</text:p>
      <text:p text:style-name="Horizontal_20_Line"/>
      <text:p text:style-name="First_20_paragraph"><text:span text:style-name="T3">When</text:span><text:span text:style-name="T4"> </text:span><text:span text:style-name="T5">you</text:span><text:span text:style-name="T6"> </text:span><text:span text:style-name="T7">are</text:span><text:span text:style-name="T8"> </text:span><text:span text:style-name="T9">finished</text:span><text:span text:style-name="T10"> </text:span><text:span text:style-name="T11">with</text:span><text:span text:style-name="T12"> </text:span><text:span text:style-name="T13">the</text:span><text:span text:style-name="T14"> </text:span><text:span text:style-name="T15">questions</text:span><text:span text:style-name="T16"> </text:span><text:span text:style-name="T17">in</text:span><text:span text:style-name="T18"> </text:span><text:span text:style-name="T19">file:</text:span></text:p>
      <text:list text:style-name="L5">
        <text:list-item>
          <text:p text:style-name="P5">I want you to change the name of the file to your GitHub username.</text:p>
        </text:list-item>
        <text:list-item>
          <text:p text:style-name="P5">You will then work as a group to convert the file to HTML, DOCX, and ODT formats, per the instructions in class.</text:p>
        </text:list-item>
        <text:list-item>
          <text:p text:style-name="P5">Then I want you to add, commit, and push your changes.</text:p>
        </text:list-item>
        <text:list-item>
          <text:p text:style-name="P5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